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Ubuntu Mono" svg:font-family="'Ubuntu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Ubuntu" svg:font-family="Ubuntu" style:font-family-generic="swiss" style:font-pitch="variable"/>
    <style:font-face style:name="Ubuntu Bold" svg:font-family="'Ubuntu Bold'" style:font-family-generic="swiss" style:font-pitch="variable"/>
  </office:font-face-decls>
  <office:automatic-styles>
    <style:style style:name="Tabela1" style:family="table">
      <style:table-properties style:width="17.542cm" fo:margin-left="0.212cm" fo:margin-right="0.212cm" table:align="margins" style:writing-mode="lr-tb"/>
    </style:style>
    <style:style style:name="Tabela1.A" style:family="table-column">
      <style:table-column-properties style:column-width="3.281cm" style:rel-column-width="12256*"/>
    </style:style>
    <style:style style:name="Tabela1.B" style:family="table-column">
      <style:table-column-properties style:column-width="14.261cm" style:rel-column-width="53279*"/>
    </style:style>
    <style:style style:name="Tabela1.1" style:family="table-row">
      <style:table-row-properties style:min-row-height="1.455cm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2" style:family="table-row">
      <style:table-row-properties style:min-row-height="1.621cm"/>
    </style:style>
    <style:style style:name="Tabela1.3" style:family="table-row">
      <style:table-row-properties style:min-row-height="3.535cm"/>
    </style:style>
    <style:style style:name="Tabela1.4" style:family="table-row">
      <style:table-row-properties style:min-row-height="2.355cm"/>
    </style:style>
    <style:style style:name="Tabela1.6" style:family="table-row">
      <style:table-row-properties style:min-row-height="5.371cm"/>
    </style:style>
    <style:style style:name="P1" style:family="paragraph" style:parent-style-name="Standard">
      <style:paragraph-properties fo:text-align="justify" style:justify-single-word="false"/>
      <style:text-properties style:font-name="Bitstream Vera Sans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Ubuntu"/>
    </style:style>
    <style:style style:name="P3" style:family="paragraph" style:parent-style-name="Endereço_20_2">
      <style:text-properties style:font-name="Bitstream Vera Sans" fo:font-size="1pt" fo:font-weight="bold" style:font-size-asian="10pt" style:font-weight-asian="bold"/>
    </style:style>
    <style:style style:name="P4" style:family="paragraph" style:parent-style-name="Nome">
      <style:paragraph-properties fo:margin-left="0cm" fo:margin-right="0.332cm" fo:text-align="center" style:justify-single-word="false" fo:text-indent="0cm" style:auto-text-indent="false"/>
      <style:text-properties style:font-name="Bitstream Vera Sans"/>
    </style:style>
    <style:style style:name="P5" style:family="paragraph" style:parent-style-name="Título_20_da_20_seção">
      <style:paragraph-properties fo:line-height="100%" style:snap-to-layout-grid="false"/>
      <style:text-properties style:font-name="Ubuntu Bold"/>
    </style:style>
    <style:style style:name="P6" style:family="paragraph" style:parent-style-name="Cargo">
      <style:paragraph-properties fo:text-align="start" style:justify-single-word="false" style:snap-to-layout-grid="false"/>
      <style:text-properties style:font-name="Ubuntu"/>
    </style:style>
    <style:style style:name="P7" style:family="paragraph" style:parent-style-name="Objetivo">
      <style:paragraph-properties fo:margin-left="0.009cm" fo:margin-right="-0.123cm" fo:margin-top="0cm" fo:margin-bottom="0.39cm" fo:text-align="justify" style:justify-single-word="false" fo:text-indent="0cm" style:auto-text-indent="false" style:snap-to-layout-grid="false"/>
      <style:text-properties style:font-name="Ubuntu"/>
    </style:style>
    <style:style style:name="P8" style:family="paragraph" style:parent-style-name="Nome_20_da_20_empresa">
      <style:paragraph-properties fo:text-align="start" style:justify-single-word="false" style:snap-to-layout-grid="false"/>
      <style:text-properties style:font-name="Ubuntu"/>
    </style:style>
    <style:style style:name="P9" style:family="paragraph" style:parent-style-name="Endereço_20_1">
      <style:paragraph-properties fo:text-align="start" style:justify-single-word="false"/>
      <style:text-properties style:font-name="Ubuntu Mono" fo:font-size="12pt" fo:font-weight="bold" style:font-size-asian="12pt" style:font-weight-asian="bold" style:font-size-complex="12pt"/>
    </style:style>
    <style:style style:name="P10" style:family="paragraph" style:parent-style-name="Endereço_20_2">
      <style:paragraph-properties fo:margin-left="0cm" fo:margin-right="0cm" fo:text-indent="0cm" style:auto-text-indent="false"/>
      <style:text-properties style:font-name="Ubuntu Mono" fo:font-size="12pt" fo:font-weight="bold" style:font-size-asian="12pt" style:font-weight-asian="bold" style:font-size-complex="12pt"/>
    </style:style>
    <style:style style:name="P11" style:family="paragraph" style:parent-style-name="Endereço_20_2">
      <style:paragraph-properties fo:margin-left="0cm" fo:margin-right="0cm" fo:text-align="start" style:justify-single-word="false" fo:text-indent="0cm" style:auto-text-indent="false"/>
      <style:text-properties style:font-name="Ubuntu Mono" fo:font-size="12pt" fo:font-weight="bold" style:font-size-asian="12pt" style:font-weight-asian="bold" style:font-size-complex="12pt"/>
    </style:style>
    <style:style style:name="P12" style:family="paragraph" style:parent-style-name="Realizações">
      <style:paragraph-properties fo:text-align="start" style:justify-single-word="false"/>
      <style:text-properties style:font-name="Ubuntu"/>
    </style:style>
    <style:style style:name="P13" style:family="paragraph" style:parent-style-name="Realizações" style:list-style-name="">
      <style:paragraph-properties fo:text-align="start" style:justify-single-word="false"/>
      <style:text-properties style:font-name="Ubuntu"/>
    </style:style>
    <style:style style:name="P14" style:family="paragraph" style:parent-style-name="Realizações">
      <style:paragraph-properties fo:text-align="start" style:justify-single-word="false"/>
      <style:text-properties style:font-name="Ubuntu" fo:font-weight="bold" style:font-weight-asian="bold" style:font-weight-complex="bold"/>
    </style:style>
    <style:style style:name="P15" style:family="paragraph" style:parent-style-name="Realizações">
      <style:paragraph-properties fo:text-align="start" style:justify-single-word="false"/>
      <style:text-properties style:font-name="Arial"/>
    </style:style>
    <style:style style:name="P16" style:family="paragraph" style:parent-style-name="Realizações" style:list-style-name="L1">
      <style:paragraph-properties fo:margin-left="0cm" fo:margin-right="0cm" fo:text-align="start" style:justify-single-word="false" fo:text-indent="0cm" style:auto-text-indent="false" style:snap-to-layout-grid="false"/>
      <style:text-properties style:font-name="Ubuntu"/>
    </style:style>
    <style:style style:name="P17" style:family="paragraph" style:parent-style-name="Realizações" style:list-style-name="L2">
      <style:paragraph-properties fo:margin-left="0cm" fo:margin-right="0cm" fo:text-indent="0cm" style:auto-text-indent="false" style:snap-to-layout-grid="false"/>
      <style:text-properties style:font-name="Ubuntu"/>
    </style:style>
    <style:style style:name="P18" style:family="paragraph" style:parent-style-name="Realizações">
      <style:paragraph-properties fo:margin-top="0cm" fo:margin-bottom="0cm" style:line-height-at-least="0.388cm" fo:text-align="start" style:justify-single-word="false" fo:orphans="2" fo:widows="2" style:writing-mode="lr-tb"/>
      <style:text-properties style:use-window-font-color="true" style:font-name="Ubuntu" fo:font-size="10pt" fo:language="pt" fo:country="BR" style:font-name-asian="Times New Roman" style:font-size-asian="10pt" style:font-name-complex="Times New Roman" style:font-size-complex="10pt"/>
    </style:style>
    <style:style style:name="P19" style:family="paragraph" style:parent-style-name="Realizações">
      <style:paragraph-properties fo:margin-top="0cm" fo:margin-bottom="0cm" style:line-height-at-least="0.388cm" fo:text-align="justify" style:justify-single-word="false" fo:orphans="2" fo:widows="2" style:writing-mode="lr-tb"/>
      <style:text-properties style:use-window-font-color="true" style:font-name="Ubuntu" fo:font-size="10pt" fo:language="pt" fo:country="BR" style:font-name-asian="Times New Roman" style:font-size-asian="10pt" style:font-name-complex="Times New Roman" style:font-size-complex="10pt"/>
    </style:style>
    <style:style style:name="P20" style:family="paragraph" style:parent-style-name="Realizações">
      <style:paragraph-properties fo:margin-top="0cm" fo:margin-bottom="0cm" style:line-height-at-least="0.388cm" fo:text-align="start" style:justify-single-word="false" fo:orphans="2" fo:widows="2" style:writing-mode="lr-tb"/>
      <style:text-properties style:font-name="Ubuntu"/>
    </style:style>
    <style:style style:name="P21" style:family="paragraph" style:parent-style-name="Realizações" style:list-style-name="">
      <style:paragraph-properties fo:margin-top="0cm" fo:margin-bottom="0cm" style:line-height-at-least="0.388cm" fo:text-align="start" style:justify-single-word="false" fo:orphans="2" fo:widows="2" style:writing-mode="lr-tb"/>
      <style:text-properties style:font-name="Ubuntu"/>
    </style:style>
    <style:style style:name="P22" style:family="paragraph" style:parent-style-name="Realizações">
      <style:paragraph-properties fo:margin-top="0cm" fo:margin-bottom="0cm" fo:text-align="justify" style:justify-single-word="false"/>
      <style:text-properties style:font-name="Ubuntu"/>
    </style:style>
    <style:style style:name="P23" style:family="paragraph" style:parent-style-name="Realizações">
      <style:paragraph-properties fo:margin-left="0cm" fo:margin-right="-0.123cm" fo:margin-top="0cm" fo:margin-bottom="0cm" fo:text-align="start" style:justify-single-word="false" fo:text-indent="0cm" style:auto-text-indent="false"/>
      <style:text-properties style:font-name="Ubuntu"/>
    </style:style>
    <style:style style:name="P24" style:family="paragraph" style:parent-style-name="Realizações">
      <style:paragraph-properties fo:margin-left="0cm" fo:margin-right="-0.123cm" fo:margin-top="0cm" fo:margin-bottom="0cm" fo:text-align="start" style:justify-single-word="false" fo:text-indent="0cm" style:auto-text-indent="false" style:snap-to-layout-grid="false"/>
      <style:text-properties style:font-name="Ubuntu"/>
    </style:style>
    <style:style style:name="P25" style:family="paragraph" style:parent-style-name="Realizações" style:list-style-name="">
      <style:paragraph-properties fo:margin-left="0cm" fo:margin-right="-0.123cm" fo:margin-top="0cm" fo:margin-bottom="0cm" fo:text-align="start" style:justify-single-word="false" fo:text-indent="0cm" style:auto-text-indent="false" style:snap-to-layout-grid="false"/>
      <style:text-properties style:font-name="Ubuntu"/>
    </style:style>
    <style:style style:name="P26" style:family="paragraph" style:parent-style-name="Realizações">
      <style:paragraph-properties fo:margin-left="0cm" fo:margin-right="-0.123cm" fo:text-indent="0cm" style:auto-text-indent="false"/>
      <style:text-properties style:font-name="Ubuntu"/>
    </style:style>
    <style:style style:name="P27" style:family="paragraph" style:parent-style-name="Nome" style:master-page-name="Standard">
      <style:paragraph-properties fo:text-align="center" style:justify-single-word="false" style:page-number="auto"/>
      <style:text-properties style:font-name="Bitstream Vera Sans"/>
    </style:style>
    <style:style style:name="P28" style:family="paragraph" style:parent-style-name="Endereço_20_2">
      <style:paragraph-properties fo:margin-left="0.25cm" fo:margin-right="0cm" fo:text-indent="0cm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29" style:family="paragraph" style:parent-style-name="Endereço_20_1">
      <style:paragraph-properties fo:margin-left="0.25cm" fo:margin-right="0cm" fo:text-align="start" style:justify-single-word="false" fo:text-indent="0cm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style:text-underline-style="none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1pt" style:font-size-asian="11pt" style:font-size-complex="11pt"/>
    </style:style>
    <style:style style:name="T8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Ubuntu" fo:font-weight="normal" style:font-weight-asian="normal" style:font-weight-complex="normal"/>
    </style:style>
    <style:style style:name="T11" style:family="text">
      <style:text-properties style:font-name="Ubuntu" style:text-underline-style="none" fo:font-weight="normal" style:font-weight-asian="normal" style:font-weight-complex="normal"/>
    </style:style>
    <style:style style:name="T12" style:family="text">
      <style:text-properties style:font-name="Ubuntu" fo:font-size="10pt" style:font-size-asian="10pt" style:font-size-complex="10pt"/>
    </style:style>
    <style:style style:name="T13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Ubuntu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Quadro2" text:anchor-type="paragraph" svg:x="9.19cm" svg:y="-0.76cm" svg:width="8.807cm" draw:z-index="1"><draw:text-box fo:min-height="2.117cm"><text:p text:style-name="P9"><text:span text:style-name="T12">Email:</text:span><text:span text:style-name="T13"> </text:span><text:a xlink:type="simple" xlink:href="mailto:contato@douglasandrade.com"><text:span text:style-name="T14">contato@douglasandrade.com</text:span></text:a></text:p><text:p text:style-name="P10"><text:span text:style-name="T12">GitHub:</text:span><text:span text:style-name="T13"> </text:span><text:a xlink:type="simple" xlink:href="https://github.com/douglas"><text:span text:style-name="T14">https://github.com/douglas</text:span></text:a></text:p><text:p text:style-name="P11"><text:span text:style-name="T12">Bitbucket:</text:span><text:span text:style-name="T13"> </text:span><text:a xlink:type="simple" xlink:href="https://bitbucket.org/douglas"><text:span text:style-name="T14">https://bitbucket.org/douglas</text:span></text:a></text:p></draw:text-box></draw:frame><draw:frame draw:style-name="fr1" draw:name="Quadro1" text:anchor-type="paragraph" svg:x="0.021cm" svg:y="-0.76cm" svg:width="8.23cm" draw:z-index="0"><draw:text-box fo:min-height="1.295cm"><text:p text:style-name="P28">SHCES 1405, Bloco D, Apto: 406</text:p><text:p text:style-name="P28">Cruzeiro Novo – Distrito Federal</text:p><text:p text:style-name="P29">Celular: (061) 81910274</text:p></draw:text-box></draw:frame> <text:s text:c="5"/></text:p>
      <text:p text:style-name="P4"><text:s text:c="3"/>Douglas Soares de Andrade</text:p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Objetivo</text:p>
          </table:table-cell>
          <table:table-cell table:style-name="Tabela1.A1" office:value-type="string">
            <text:p text:style-name="P7">Aprimorar as habilidades já adquiridas e participar de projetos interessantes<text:line-break/>e desafiadores, produzidos preferencialmente em software livre, que me permitam crescer cada vez mais como profissional e como pessoa.</text:p>
          </table:table-cell>
        </table:table-row>
        <table:table-row table:style-name="Tabela1.2">
          <table:table-cell table:style-name="Tabela1.A1" office:value-type="string">
            <text:p text:style-name="P5">Características <text:line-break/>Pessoais</text:p>
          </table:table-cell>
          <table:table-cell table:style-name="Tabela1.A1" office:value-type="string">
            <text:p text:style-name="P2">Sou um autodidata por natureza e sempre busco estar a par das novas tecnologias e maneiras de executar as atividades de maneira mais produtiva e eficaz. Gosto de trabalhar em equipe e tenho muita facilidade para ensinar e aprender.</text:p>
          </table:table-cell>
        </table:table-row>
        <table:table-row table:style-name="Tabela1.3">
          <table:table-cell table:style-name="Tabela1.A1" office:value-type="string">
            <text:p text:style-name="P5">Formação</text:p>
          </table:table-cell>
          <table:table-cell table:style-name="Tabela1.A1" office:value-type="string">
            <text:p text:style-name="P8">2004/2006 – Trancado – Centro Universitário do Leste de Minas Gerais <text:line-break/></text:p>
            <text:list xml:id="list579257247" text:style-name="WW8Num3">
              <text:list-item>
                <text:p text:style-name="P12">Bacharelado em Sistemas de Informação</text:p>
              </text:list-item>
            </text:list>
            <text:p text:style-name="P8"/>
            <text:p text:style-name="P8"><text:s/>2000 – 2002 <text:s/>– <text:s/>Colégio Universitário Padre de Man</text:p>
            <text:p text:style-name="P6"/>
            <text:list xml:id="list2127644195" text:continue-list="list579257247" text:style-name="WW8Num3">
              <text:list-item text:start-value="1">
                <text:p text:style-name="P12">Curso Técnico de Informática</text:p>
              </text:list-item>
            </text:list>
          </table:table-cell>
        </table:table-row>
        <table:table-row table:style-name="Tabela1.4">
          <table:table-cell table:style-name="Tabela1.A1" office:value-type="string">
            <text:p text:style-name="P5">Idiomas</text:p>
          </table:table-cell>
          <table:table-cell table:style-name="Tabela1.A1" office:value-type="string">
            <text:list xml:id="list77585948" text:style-name="L1">
              <text:list-item>
                <text:p text:style-name="P16">Inglês fluente para Leitura e Escrita – Tradução e Desenvolvimento de Documentos</text:p>
              </text:list-item>
            </text:list>
            <text:list xml:id="list125625663" text:continue-list="list2127644195" text:style-name="WW8Num3">
              <text:list-item text:start-value="1">
                <text:p text:style-name="P12">Tradução de documentos para projetos livres</text:p>
              </text:list-item>
              <text:list-item>
                <text:p text:style-name="P12">Bastante facilidade para expressar idéias e redigir textos diversos</text:p>
              </text:list-item>
            </text:list>
          </table:table-cell>
        </table:table-row>
        <table:table-row table:style-name="Tabela1.4">
          <table:table-cell table:style-name="Tabela1.A1" office:value-type="string">
            <text:p text:style-name="P5">Atividades Extras</text:p>
          </table:table-cell>
          <table:table-cell table:style-name="Tabela1.A1" office:value-type="string">
            <text:list xml:id="list1121423182" text:continue-numbering="true" text:style-name="WW8Num3">
              <text:list-item>
                <text:p text:style-name="P12">Desenvolvedor voluntário em projetos de código livre:</text:p>
                <text:list>
                  <text:list-item>
                    <text:p text:style-name="P14">Web2py</text:p>
                    <text:list>
                      <text:list-item>
                        <text:p text:style-name="P12">Vários patches para correção e aprimoramento</text:p>
                      </text:list-item>
                      <text:list-item>
                        <text:p text:style-name="P15"><text:span text:style-name="T1">Referência: </text:span><text:a xlink:type="simple" xlink:href="http://www.web2py.com/examples/default/who"><text:span text:style-name="T2">http://www.web2py.com/examples/default/who</text:span></text:a></text:p>
                      </text:list-item>
                    </text:list>
                  </text:list-item>
                  <text:list-item>
                    <text:p text:style-name="P14">PyQt4</text:p>
                    <text:list>
                      <text:list-item>
                        <text:p text:style-name="P12">Conversão dos exemplos de Qt4/C++ para PyQt4</text:p>
                      </text:list-item>
                      <text:list-item>
                        <text:p text:style-name="P12">Pode ser verificado no arquivo THANKS baixando a ultima release </text:p>
                      </text:list-item>
                    </text:list>
                  </text:list-item>
                  <text:list-item>
                    <text:p text:style-name="P14">Plone</text:p>
                    <text:list>
                      <text:list-item>
                        <text:p text:style-name="P12">Correções de produtos do Plone Collective</text:p>
                        <text:list>
                          <text:list-item>
                            <text:p text:style-name="P12">PlonePopoll, PloneOntology, ZopeSkel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4">Tradutor nos projetos</text:p>
                    <text:list>
                      <text:list-item>
                        <text:p text:style-name="P12">Gnome, PythonBrasil, QScintilla, Dates, Striim, Pacman</text:p>
                      </text:list-item>
                      <text:list-item>
                        <text:p text:style-name="P12">AUR (Repositório de pacotes mantidos pelos usuários)</text:p>
                      </text:list-item>
                    </text:list>
                  </text:list-item>
                  <text:list-item>
                    <text:p text:style-name="P14">Archlinux</text:p>
                    <text:list>
                      <text:list-item>
                        <text:p text:style-name="P12">Desenvolvedor do projeto – Mantenedor de pacotes</text:p>
                      </text:list-item>
                      <text:list-item>
                        <text:p text:style-name="P12">TU – Trusted User – Mantenedor de pacotes</text:p>
                      </text:list-item>
                      <text:list-item>
                        <text:p text:style-name="P12">AUR – (Repositório de pacotes) – Desenvolvedor <text:s/>e tradutor</text:p>
                      </text:list-item>
                    </text:list>
                  </text:list-item>
                  <text:list-item>
                    <text:p text:style-name="P14">Archlinux-BR</text:p>
                    <text:list>
                      <text:list-item>
                        <text:p text:style-name="P12">Um dos fundadores do projeto e primeiro líder</text:p>
                      </text:list-item>
                      <text:list-item>
                        <text:p text:style-name="P12"><text:soft-page-break/>Responsável pela Infraestrutura do projeto</text:p>
                      </text:list-item>
                    </text:list>
                  </text:list-item>
                </text:list>
              </text:list-item>
            </text:list>
            <text:p text:style-name="P13"/>
            <text:list xml:id="list2150263944" text:continue-numbering="true" text:style-name="WW8Num3">
              <text:list-item>
                <text:p text:style-name="P14">Palestrante em vários eventos de Software Livre</text:p>
                <text:list>
                  <text:list-item>
                    <text:p text:style-name="P12">2011 – PythonBrasil</text:p>
                    <text:list>
                      <text:list-item>
                        <text:p text:style-name="P12">Como ser um programador Python melhor</text:p>
                      </text:list-item>
                    </text:list>
                  </text:list-item>
                  <text:list-item>
                    <text:p text:style-name="P12">2011 - FISL12</text:p>
                    <text:list>
                      <text:list-item>
                        <text:p text:style-name="P12">Canivete suíço do Python (dicas, truques e macetes de Python)</text:p>
                      </text:list-item>
                    </text:list>
                  </text:list-item>
                  <text:list-item>
                    <text:p text:style-name="P12">2009 – FLISOLDF/Consegi</text:p>
                    <text:list>
                      <text:list-item>
                        <text:p text:style-name="P12">Oficina sobre Archlinux</text:p>
                      </text:list-item>
                    </text:list>
                  </text:list-item>
                  <text:list-item>
                    <text:p text:style-name="P12">2009 – FISL10 – (Fórum Internacional de Software Livre)</text:p>
                    <text:list>
                      <text:list-item>
                        <text:p text:style-name="P12">Projeto Archlinux e Archlinux-br</text:p>
                      </text:list-item>
                      <text:list-item>
                        <text:p text:style-name="P12">Web2py</text:p>
                      </text:list-item>
                    </text:list>
                  </text:list-item>
                  <text:list-item>
                    <text:p text:style-name="P12">2008 – PyconBrasil 4</text:p>
                    <text:list>
                      <text:list-item>
                        <text:p text:style-name="P12">Dicas de otimização para servidores Zope e Plone</text:p>
                      </text:list-item>
                    </text:list>
                  </text:list-item>
                  <text:list-item>
                    <text:p text:style-name="P12">2008 – FISL9 – (Fórum Internacional de Software Livre)</text:p>
                    <text:list>
                      <text:list-item>
                        <text:p text:style-name="P12">Archlinux: “Uma distribuição otimizada para i686”</text:p>
                      </text:list-item>
                      <text:list-item>
                        <text:p text:style-name="P12">PyQt: “Escrevendo aplicativos em PyQt4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1.6">
          <table:table-cell table:style-name="Tabela1.A1" office:value-type="string">
            <text:p text:style-name="P5">Experiência</text:p>
            <text:p text:style-name="P5">Profissional</text:p>
          </table:table-cell>
          <table:table-cell table:style-name="Tabela1.A1" office:value-type="string">
            <text:list xml:id="list191141587" text:continue-numbering="true" text:style-name="WW8Num3">
              <text:list-header>
                <text:p text:style-name="P18"/>
              </text:list-header>
              <text:list-item>
                <text:p text:style-name="P18">26/06/2009 – Atual – Dataprev</text:p>
                <text:list>
                  <text:list-item>
                    <text:p text:style-name="P18">Desenvolvimento de portais e sistemas em Zope/Plone, Django (Python) e Wordpress/Drupal (PHP)</text:p>
                  </text:list-item>
                  <text:list-item>
                    <text:p text:style-name="P18">Durante esse tempo, desenvolvi o portal da Dataprev (Wordpress) e a intranet da empresa (Drupal), além de sistemas internos e pontuais para auxiliar a gerência da empresa</text:p>
                  </text:list-item>
                  <text:list-item>
                    <text:p text:style-name="P18">Auxílio das equipes de desenvolvimento em relação a boas práticas de desenvolvimento e codificação em Python</text:p>
                  </text:list-item>
                  <text:list-item>
                    <text:p text:style-name="P18">Atualização do portal da Inclusão Digital (Zope/Plone) para Plone3</text:p>
                  </text:list-item>
                  <text:list-item>
                    <text:p text:style-name="P18">Desenvolvimento e melhoria dos sistemas da SID – Secretaria de Inclusão Digital utilizando (Django e Python)</text:p>
                    <text:p text:style-name="P18"/>
                  </text:list-item>
                </text:list>
              </text:list-item>
              <text:list-item>
                <text:p text:style-name="P18">13/08/2007 – 23/06/2009 – ThreePointsWeb/Liberiun</text:p>
                <text:list>
                  <text:list-item>
                    <text:p text:style-name="P19">Desenvolvedor</text:p>
                    <text:list>
                      <text:list-item>
                        <text:p text:style-name="P19">Desenvolvimento de grandes portais em Zope/Plone</text:p>
                      </text:list-item>
                      <text:list-item>
                        <text:p text:style-name="P19">Líder da equipe de desenvolvimento preparando e ajudando os desenvolvedores mais novos na plataforma Zope/Plone</text:p>
                      </text:list-item>
                      <text:list-item>
                        <text:p text:style-name="P19">Desenvolvimento de uma solução para integrar serviço de streaming no Plone</text:p>
                      </text:list-item>
                      <text:list-item>
                        <text:p text:style-name="P19">Diversos patches para projetos do Plone Collective: PlonePopoll, PloneOntology, ZopeSkel.</text:p>
                      </text:list-item>
                    </text:list>
                  </text:list-item>
                  <text:list-item>
                    <text:p text:style-name="P19">SysAdmin</text:p>
                    <text:list>
                      <text:list-item>
                        <text:p text:style-name="P19">Desenvolvimento de técnicas para utilizar melhor os recursos dos servidores para garantir performance utilizando ferramentas livres</text:p>
                      </text:list-item>
                      <text:list-item>
                        <text:p text:style-name="P19">Gerenciamento e instalação de servidores Bind (DNS), Apache (http) e Zope/Plone para a empresa e para diversos clientes, como Embrapa, Unesco, Caixa Econômica Federal e ITEC/AL</text:p>
                      </text:list-item>
                      <text:list-item>
                        <text:p text:style-name="P19">Implementação de um sistema de controle de projetos e tickets (Redmine) na empresa, transformando a forma como os projetos são gerenciados na empresa</text:p>
                      </text:list-item>
                      <text:list-item>
                        <text:p text:style-name="P19">Auditor de problemas de performance e de desenvolvimento do portal do Sebrae e do projeto Universidade Caixa, da Caixa Econômica Federal</text:p>
                      </text:list-item>
                      <text:list-item>
                        <text:p text:style-name="P19">Análise de falhas de segurança e desenvolvimento de firewalls (iptables) para melhorar a segurança dos servidores</text:p>
                      </text:list-item>
                    </text:list>
                  </text:list-item>
                  <text:list-item>
                    <text:p text:style-name="P19">Instrutor</text:p>
                    <text:list>
                      <text:list-item>
                        <text:p text:style-name="P19">Desenvolvimento do material (apostilas e livros) utilizados nos <text:soft-page-break/>treinamentos da empresa</text:p>
                      </text:list-item>
                      <text:list-item>
                        <text:p text:style-name="P19">Instrutor nos cursos de Plone Básico, Plone Avançado, Python, Javascript e Administração de Servidores para os seguintes clientes:</text:p>
                        <text:list>
                          <text:list-item>
                            <text:p text:style-name="P19">UnB</text:p>
                          </text:list-item>
                          <text:list-item>
                            <text:p text:style-name="P19">Caixa Econômica Federal</text:p>
                          </text:list-item>
                          <text:list-item>
                            <text:p text:style-name="P19">Correios</text:p>
                          </text:list-item>
                          <text:list-item>
                            <text:p text:style-name="P19">ITEC/AL</text:p>
                          </text:list-item>
                          <text:list-item>
                            <text:p text:style-name="P19">STM – Supremo Tribunal Militar</text:p>
                          </text:list-item>
                          <text:list-item>
                            <text:p text:style-name="P19">TSE</text:p>
                          </text:list-item>
                        </text:list>
                      </text:list-item>
                    </text:list>
                    <text:p text:style-name="P18"><text:s/></text:p>
                  </text:list-item>
                </text:list>
              </text:list-item>
              <text:list-item>
                <text:p text:style-name="P18">03/01/2007 – 31/07/2007 – Paradigma </text:p>
                <text:list>
                  <text:list-item>
                    <text:p text:style-name="P18">Desenvolvimento de sistemas Zope/Plone - Coreblox: </text:p>
                    <text:list>
                      <text:list-item>
                        <text:p text:style-name="P18">Customização e criação de Templates, novos tipos (Archetypes) e aplicações gerais</text:p>
                      </text:list-item>
                      <text:list-item>
                        <text:p text:style-name="P20">Automatização do processo de criação de instancias através do portal da empresa usando python, paramiko, shell script, mysqldb</text:p>
                      </text:list-item>
                      <text:list-item>
                        <text:p text:style-name="P20">Refatoração de partes do produto para efetuar melhorias diversas no código</text:p>
                      </text:list-item>
                    </text:list>
                  </text:list-item>
                  <text:list-item>
                    <text:p text:style-name="P20">SysAdmin – Administração dos servidores da Coreblox:</text:p>
                    <text:list>
                      <text:list-item>
                        <text:p text:style-name="P20">Servidor Apache, FTP, <text:s/>ZEO e instâncias Zope/Plone</text:p>
                      </text:list-item>
                      <text:list-item>
                        <text:p text:style-name="P20">Análise e testes de segurança dos servidores</text:p>
                      </text:list-item>
                      <text:list-item>
                        <text:p text:style-name="P20">Gerenciamento de usuários e permissões</text:p>
                      </text:list-item>
                      <text:list-item>
                        <text:p text:style-name="P20">Gerenciamento do repositório Subversion </text:p>
                      </text:list-item>
                    </text:list>
                  </text:list-item>
                </text:list>
              </text:list-item>
            </text:list>
            <text:p text:style-name="P21"/>
            <text:list xml:id="list588446939" text:continue-numbering="true" text:style-name="WW8Num3">
              <text:list-item>
                <text:p text:style-name="P20">23/12/2003 – 23/12/2006 – UnilesteMG</text:p>
                <text:list>
                  <text:list-item>
                    <text:p text:style-name="P20">SysAdmin – Samba, Squid, Antivirus, Aker, DNS/BIND, Apache e Iptables. </text:p>
                  </text:list-item>
                  <text:list-item>
                    <text:p text:style-name="P20">Desenvolvimento de sistemas internos usando PHP, Python+PSE, Shell Script, MySQL/Firebird e Apache.</text:p>
                  </text:list-item>
                  <text:list-item>
                    <text:p text:style-name="P20">Suporte ao sistema acadêmico (UNIVERSUS), biblioteca (PERGAMUM) e colégios <text:s text:c="2"/>(SCE/FOXPRO).</text:p>
                  </text:list-item>
                </text:list>
                <text:p text:style-name="P23"/>
              </text:list-item>
              <text:list-item>
                <text:p text:style-name="P23">06/01/2003 – 20/12/2003 – Grupo Técnico de Consultores – GTCON <text:s/></text:p>
                <text:list>
                  <text:list-item>
                    <text:p text:style-name="P24">Desenvolvimento de sistemas usando Delphi, Visual Basic, PHP, Apache e MySQL</text:p>
                  </text:list-item>
                  <text:list-item>
                    <text:p text:style-name="P24">Criação de documentação para usuários dos sistemas</text:p>
                  </text:list-item>
                </text:list>
              </text:list-item>
            </text:list>
            <text:p text:style-name="P25"/>
            <text:list xml:id="list1572839480" text:continue-list="list588446939" text:style-name="WW8Num3">
              <text:list-item text:start-value="1">
                <text:p text:style-name="P23">10/06/2002 – 20/12/2002 – <text:s/>Prefeitura Municipal de Ipatinga<text:tab/><text:tab/></text:p>
                <text:list>
                  <text:list-item>
                    <text:p text:style-name="P23">Estágio Curricular no DataServ, como programador Delphi/DB2 </text:p>
                  </text:list-item>
                  <text:list-item>
                    <text:p text:style-name="P23">Desenvolvimento de um sistema para o Tribunal de Contas </text:p>
                  </text:list-item>
                  <text:list-item>
                    <text:p text:style-name="P23">Auxílio no desenvolvimento de outros sistemas usando Delphi e MySQL.</text:p>
                    <text:p text:style-name="P23"/>
                  </text:list-item>
                </text:list>
              </text:list-item>
              <text:list-item>
                <text:p text:style-name="P23">13/08/2001 – 31/05/2002 – Colégio Universitário Padre de Man<text:tab/></text:p>
                <text:list>
                  <text:list-item>
                    <text:p text:style-name="P23">Monitoria dos alunos dos cursos de Informática, Científico, Mecatrônica e Eletrônica.</text:p>
                  </text:list-item>
                  <text:list-item>
                    <text:p text:style-name="P23">Acompanhamento das atividades dos alunos e auxílio aos professores. Instalação de máquinas com Windows 98 e configuração das máquinas com Linux SUSE.</text:p>
                  </text:list-item>
                </text:list>
              </text:list-item>
            </text:list>
            <text:list xml:id="list1014513286" text:style-name="WW8Num3">
              <text:list-item>
                <text:list>
                  <text:list-header>
                    <text:p text:style-name="P22"/>
                  </text:list-header>
                </text:list>
              </text:list-item>
            </text:list>
          </table:table-cell>
        </table:table-row>
        <table:table-row>
          <table:table-cell table:style-name="Tabela1.A1" office:value-type="string">
            <text:p text:style-name="P5">Qualificações</text:p>
          </table:table-cell>
          <table:table-cell table:style-name="Tabela1.A1" office:value-type="string">
            <text:list xml:id="list1235647249" text:style-name="L2">
              <text:list-item>
                <text:p text:style-name="P17">Windows</text:p>
              </text:list-item>
            </text:list>
            <text:list xml:id="list2044259579" text:continue-list="list1572839480" text:style-name="WW8Num3">
              <text:list-item text:start-value="1">
                <text:p text:style-name="P26">Linux:</text:p>
                <text:list>
                  <text:list-item>
                    <text:p text:style-name="P26">Domínio das seguintes distribuições: Archlinux, Slackware, Debian, Ubuntu, SUSE, Mandrake/Mandriva, Red Hat e CentOS.</text:p>
                  </text:list-item>
                </text:list>
              </text:list-item>
              <text:list-item>
                <text:p text:style-name="P26">Servidores</text:p>
                <text:list>
                  <text:list-item>
                    <text:p text:style-name="P26">Experiência com os seguintes servidores: Apache, lighttpd, nginx (http), SAMBA, Squid/Varnish (Cache), Bind (DNS), Zope</text:p>
                  </text:list-item>
                </text:list>
              </text:list-item>
              <text:list-item>
                <text:p text:style-name="P26">Linguagens e Plataformas: </text:p>
                <text:list>
                  <text:list-item>
                    <text:p text:style-name="P26"><text:soft-page-break/>Python</text:p>
                  </text:list-item>
                  <text:list-item>
                    <text:p text:style-name="P26">ShellScript</text:p>
                  </text:list-item>
                  <text:list-item>
                    <text:p text:style-name="P26">PyQt (Python+Qt) e PyGtk (Python+GTK)</text:p>
                  </text:list-item>
                  <text:list-item>
                    <text:p text:style-name="P26">C/C++, Java, Ruby (Conhecimento básico)</text:p>
                  </text:list-item>
                  <text:list-item>
                    <text:p text:style-name="P26">XHTML</text:p>
                  </text:list-item>
                  <text:list-item>
                    <text:p text:style-name="P26">CSS</text:p>
                  </text:list-item>
                  <text:list-item>
                    <text:p text:style-name="P26">PHP</text:p>
                  </text:list-item>
                  <text:list-item>
                    <text:p text:style-name="P26">Wordpress (framework)</text:p>
                  </text:list-item>
                  <text:list-item>
                    <text:p text:style-name="P26">Javascript (Jquery)</text:p>
                  </text:list-item>
                  <text:list-item>
                    <text:p text:style-name="P26">Web2py</text:p>
                  </text:list-item>
                  <text:list-item>
                    <text:p text:style-name="P26">Django</text:p>
                  </text:list-item>
                  <text:list-item>
                    <text:p text:style-name="P26">Zope/Plone</text:p>
                  </text:list-item>
                </text:list>
              </text:list-item>
              <text:list-item>
                <text:p text:style-name="P26">Bancos de Dados</text:p>
                <text:list>
                  <text:list-item>
                    <text:p text:style-name="P26">MySQL, PostgreSQL, Firebird</text:p>
                  </text:list-item>
                </text:list>
              </text:list-item>
              <text:list-item>
                <text:p text:style-name="P26">Sistemas de controle de versão</text:p>
                <text:list>
                  <text:list-item>
                    <text:p text:style-name="P26">Subversion, CVS, Git, Mercurial, Bazaar</text:p>
                  </text:list-item>
                </text:list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Ubuntu Mono" svg:font-family="'Ubuntu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Ubuntu" svg:font-family="Ubuntu" style:font-family-generic="swiss" style:font-pitch="variable"/>
    <style:font-face style:name="Ubuntu Bold" svg:font-family="'Ubuntu Bold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style:line-height-at-least="0.388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7cm" fo:margin-right="-0.635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Base_20_de_20_título" style:next-style-name="Text_20_body" style:default-outline-level="1" style:class="text">
      <style:paragraph-properties fo:margin-left="-4.445cm" fo:margin-right="-0.635cm" fo:margin-top="0.388cm" fo:margin-bottom="0.388cm" fo:text-indent="0cm" style:auto-text-indent="false"/>
      <style:text-properties fo:font-size="11pt" fo:letter-spacing="-0.009cm" style:letter-kerning="true" style:font-size-asian="11pt"/>
    </style:style>
    <style:style style:name="Heading_20_2" style:display-name="Heading 2" style:family="paragraph" style:parent-style-name="Base_20_de_20_título" style:next-style-name="Text_20_body" style:default-outline-level="2" style:class="text">
      <style:paragraph-properties fo:margin-top="0.388cm" fo:margin-bottom="0cm"/>
      <style:text-properties fo:font-weight="bold" style:font-weight-asian="bold"/>
    </style:style>
    <style:style style:name="Heading_20_3" style:display-name="Heading 3" style:family="paragraph" style:parent-style-name="Base_20_de_20_título" style:next-style-name="Text_20_body" style:default-outline-level="3" style:class="text">
      <style:paragraph-properties fo:margin-top="0cm" fo:margin-bottom="0.388cm"/>
      <style:text-properties style:font-name="Times New Roman"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e_20_de_20_título" style:next-style-name="Text_20_body" style:default-outline-level="4" style:class="text">
      <style:paragraph-properties fo:margin-top="0cm" fo:margin-bottom="0.388cm"/>
      <style:text-properties fo:font-size="10pt" style:font-size-asian="10pt"/>
    </style:style>
    <style:style style:name="Heading_20_5" style:display-name="Heading 5" style:family="paragraph" style:parent-style-name="Base_20_de_20_título" style:next-style-name="Text_20_body" style:default-outline-level="5" style:class="text"/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0.635cm" fo:margin-top="0.423cm" fo:margin-bottom="0.106cm" fo:text-indent="0cm" style:auto-text-indent="false"/>
      <style:text-properties style:font-name="Arial"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Base_20_de_20_cabeçalho" style:class="extra">
      <style:paragraph-properties style:line-height-at-least="0.388cm"/>
    </style:style>
    <style:style style:name="Footer" style:family="paragraph" style:parent-style-name="Base_20_de_20_cabeçalho" style:class="extra">
      <style:paragraph-properties style:line-height-at-least="0.388cm">
        <style:tab-stops>
          <style:tab-stop style:position="12.065cm" style:type="right"/>
        </style:tab-stops>
      </style:paragraph-properties>
      <style:text-properties style:font-name="Arial"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ase_20_de_20_título" style:display-name="Base de título" style:family="paragraph" style:parent-style-name="Text_20_body" style:next-style-name="Text_20_body">
      <style:paragraph-properties fo:margin-top="0cm" fo:margin-bottom="0cm" fo:keep-together="always" fo:keep-with-next="always"/>
      <style:text-properties style:font-name="Arial" fo:font-size="9pt" fo:letter-spacing="-0.007cm" style:font-size-asian="9pt"/>
    </style:style>
    <style:style style:name="Endereço_20_1" style:display-name="Endereço 1" style:family="paragraph" style:parent-style-name="Standard">
      <style:paragraph-properties style:line-height-at-least="0.353cm"/>
      <style:text-properties fo:font-size="8pt" style:font-size-asian="8pt"/>
    </style:style>
    <style:style style:name="Endereço_20_2" style:display-name="Endereço 2" style:family="paragraph" style:parent-style-name="Standard">
      <style:paragraph-properties style:line-height-at-least="0.353cm"/>
      <style:text-properties fo:font-size="8pt" style:font-size-asian="8pt"/>
    </style:style>
    <style:style style:name="Cidade_2f_Estado" style:display-name="Cidade/Estado" style:family="paragraph" style:parent-style-name="Text_20_body" style:next-style-name="Text_20_body">
      <style:paragraph-properties fo:keep-with-next="always"/>
    </style:style>
    <style:style style:name="Data" style:family="paragraph" style:parent-style-name="Text_20_body">
      <style:paragraph-properties fo:keep-with-next="always"/>
    </style:style>
    <style:style style:name="Título_20_do_20_documento" style:display-name="Título do documento" style:family="paragraph" style:parent-style-name="Standard" style:next-style-name="Standard">
      <style:paragraph-properties fo:margin-left="0cm" fo:margin-right="-0.635cm" fo:margin-top="0cm" fo:margin-bottom="0.388cm" fo:text-indent="0cm" style:auto-text-indent="false"/>
      <style:text-properties fo:font-size="24pt" fo:letter-spacing="-0.035cm" style:font-size-asian="24pt"/>
    </style:style>
    <style:style style:name="Base_20_de_20_cabeçalho" style:display-name="Base de cabeçalho" style:family="paragraph" style:parent-style-name="Standard">
      <style:paragraph-properties fo:margin-left="0cm" fo:margin-right="-0.635cm" fo:text-indent="0cm" style:auto-text-indent="false"/>
    </style:style>
    <style:style style:name="Nome" style:family="paragraph" style:parent-style-name="Standard" style:next-style-name="Standard">
      <style:paragraph-properties fo:margin-left="3.81cm" fo:margin-right="0.332cm" fo:margin-top="0cm" fo:margin-bottom="0.776cm" style:line-height-at-least="0.423cm" fo:text-align="center" style:justify-single-word="false" fo:text-indent="0cm" style:auto-text-indent="false">
        <style:tab-stops>
          <style:tab-stop style:position="12.192cm"/>
        </style:tab-stops>
      </style:paragraph-properties>
      <style:text-properties fo:font-size="22pt" fo:letter-spacing="-0.035cm" style:font-size-asian="22pt"/>
    </style:style>
    <style:style style:name="Sem_20_título" style:display-name="Sem título" style:family="paragraph" style:parent-style-name="Standard">
      <style:paragraph-properties fo:margin-top="0.212cm" fo:margin-bottom="0cm" style:line-height-at-least="0.494cm" fo:padding="0.071cm" fo:border="0.018cm solid #ffffff"/>
      <style:text-properties style:text-position="35% 100%" style:font-name="Arial" fo:letter-spacing="-0.018cm" fo:font-weight="bold" style:font-weight-asian="bold"/>
    </style:style>
    <style:style style:name="Subtítulo_20_da_20_seção" style:display-name="Subtítulo da seção" style:family="paragraph" style:parent-style-name="Standard" style:next-style-name="Standard">
      <style:paragraph-properties fo:margin-top="0.212cm" fo:margin-bottom="0cm" style:line-height-at-least="0.494cm" fo:background-color="#e5e5e5" fo:padding-left="0.071cm" fo:padding-right="0.071cm" fo:padding-top="0cm" fo:padding-bottom="0.071cm" fo:border-left="0.018cm solid #ffffff" fo:border-right="0.018cm solid #ffffff" fo:border-top="none" fo:border-bottom="0.018cm solid #ffffff">
        <style:background-image/>
      </style:paragraph-properties>
      <style:text-properties style:text-position="30% 100%" style:font-name="Arial"/>
    </style:style>
    <style:style style:name="Título_20_da_20_seção" style:display-name="Título da seção" style:family="paragraph" style:parent-style-name="Standard" style:next-style-name="Objetivo">
      <style:paragraph-properties fo:margin-top="0.049cm" fo:margin-bottom="0cm" style:line-height-at-least="0.494cm" fo:background-color="#e5e5e5" fo:padding="0.071cm" fo:border="0.018cm solid #ffffff" fo:keep-with-next="always">
        <style:background-image/>
      </style:paragraph-properties>
      <style:text-properties style:text-position="35% 100%" style:font-name="Arial" fo:letter-spacing="-0.018cm" fo:font-weight="bold" style:font-weight-asian="bold"/>
    </style:style>
    <style:style style:name="Objetivo" style:family="paragraph" style:parent-style-name="Standard" style:next-style-name="Text_20_body">
      <style:paragraph-properties fo:margin-left="0cm" fo:margin-right="-0.635cm" fo:margin-top="0.388cm" fo:margin-bottom="0.388cm" style:line-height-at-least="0.388cm" fo:text-indent="0cm" style:auto-text-indent="false"/>
    </style:style>
    <style:style style:name="Informações_20_pessoais" style:display-name="Informações pessoais" style:family="paragraph" style:parent-style-name="Standard">
      <style:paragraph-properties fo:margin-top="0.388cm" fo:margin-bottom="0cm"/>
    </style:style>
    <style:style style:name="Cargo" style:family="paragraph" style:next-style-name="Standard">
      <style:paragraph-properties fo:margin-top="0cm" fo:margin-bottom="0.071cm" style:line-height-at-least="0.388cm" fo:orphans="2" fo:widows="2"/>
      <style:text-properties style:use-window-font-color="true" style:font-name="Arial" fo:font-size="10pt" fo:letter-spacing="-0.018cm" fo:language="pt" fo:country="BR" fo:font-weight="bold" style:font-name-asian="Times New Roman" style:font-size-asian="10pt" style:font-weight-asian="bold" style:font-name-complex="Times New Roman" style:font-size-complex="10pt"/>
    </style:style>
    <style:style style:name="Realizações" style:family="paragraph" style:parent-style-name="Text_20_body" style:list-style-name="WW8Num3">
      <style:paragraph-properties fo:margin-left="0cm" fo:margin-right="-0.123cm" fo:margin-top="0cm" fo:margin-bottom="0.106cm" fo:text-indent="0cm" style:auto-text-indent="false"/>
    </style:style>
    <style:style style:name="Nome_20_da_20_empresa_20_2" style:display-name="Nome da empresa 2" style:family="paragraph" style:parent-style-name="Standard" style:next-style-name="Cargo">
      <style:paragraph-properties fo:margin-left="0cm" fo:margin-right="-0.635cm" fo:margin-top="0.388cm" fo:margin-bottom="0.071cm" style:line-height-at-least="0.388cm" fo:text-indent="0cm" style:auto-text-indent="false">
        <style:tab-stops>
          <style:tab-stop style:position="3.81cm"/>
          <style:tab-stop style:position="11.43cm" style:type="right"/>
        </style:tab-stops>
      </style:paragraph-properties>
    </style:style>
    <style:style style:name="Nome_20_da_20_empresa" style:display-name="Nome da empresa" style:family="paragraph" style:parent-style-name="Standard" style:next-style-name="Cargo">
      <style:paragraph-properties fo:margin-left="0cm" fo:margin-right="-0.635cm" fo:margin-top="0cm" fo:margin-bottom="0cm" fo:line-height="100%" fo:text-indent="0cm" style:auto-text-indent="false">
        <style:tab-stops>
          <style:tab-stop style:position="3.81cm"/>
          <style:tab-stop style:position="11.43cm" style:type="right"/>
        </style:tab-stops>
      </style:paragraph-properties>
    </style:style>
    <style:style style:name="Instituição" style:family="paragraph" style:parent-style-name="Standard" style:next-style-name="Standard">
      <style:paragraph-properties fo:margin-left="0cm" fo:margin-right="-0.635cm" fo:margin-top="0.388cm" fo:margin-bottom="0.106cm" style:line-height-at-least="0.388cm" fo:text-indent="0cm" style:auto-text-indent="false">
        <style:tab-stops>
          <style:tab-stop style:position="3.81cm"/>
          <style:tab-stop style:position="11.43cm" style:type="right"/>
        </style:tab-stops>
      </style:paragraph-properties>
    </style:style>
    <style:style style:name="Page_20_Number" style:display-name="Page Number" style:family="text">
      <style:text-properties style:font-name="Arial" fo:font-size="9pt" fo:font-weight="bold" style:font-size-asian="9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>
      <style:text-properties style:font-name="Arial" fo:font-size="9pt" fo:letter-spacing="-0.014cm" fo:font-weight="bold" style:font-size-asian="9pt" style:font-weight-asian="bold"/>
    </style:style>
    <style:style style:name="WW8Num2z0" style:family="text">
      <style:text-properties style:font-name="Symbol"/>
    </style:style>
    <style:style style:name="WW8Num3z0" style:family="text">
      <style:text-properties style:font-name="Wingdings"/>
    </style:style>
    <style:style style:name="WW8Num4z0" style:family="text">
      <style:text-properties style:font-name="Symbol" fo:font-size="11pt" style:font-size-asian="11pt"/>
    </style:style>
    <style:style style:name="WW8NumSt1z0" style:family="text">
      <style:text-properties style:font-name="Wingdings" fo:font-size="6pt" style:font-size-asian="6pt"/>
    </style:style>
    <style:style style:name="WW8NumSt2z0" style:family="text">
      <style:text-properties style:font-name="Wingdings" fo:font-size="6pt" style:font-size-asian="6pt"/>
    </style:style>
    <style:style style:name="WW8NumSt3z0" style:family="text">
      <style:text-properties style:font-name="Wingdings" fo:font-size="6pt" style:font-size-asian="6pt"/>
    </style:style>
    <style:style style:name="WW8NumSt4z0" style:family="text">
      <style:text-properties style:font-name="Wingdings" fo:font-size="6pt" style:font-size-asian="6pt"/>
    </style:style>
    <style:style style:name="WW8NumSt5z0" style:family="text">
      <style:text-properties style:font-name="Wingdings" fo:font-size="6pt" style:font-size-asian="6pt"/>
    </style:style>
    <style:style style:name="WW8NumSt6z0" style:family="text">
      <style:text-properties style:font-name="Wingdings" fo:font-size="6pt" style:font-size-asian="6pt"/>
    </style:style>
    <style:style style:name="WW8NumSt7z0" style:family="text">
      <style:text-properties style:font-name="Wingdings" fo:font-size="6pt" style:font-size-asian="6pt"/>
    </style:style>
    <style:style style:name="WW8NumSt8z0" style:family="text">
      <style:text-properties style:font-name="Wingdings" fo:font-size="6pt" style:font-size-asian="6pt"/>
    </style:style>
    <style:style style:name="WW8NumSt9z0" style:family="text">
      <style:text-properties style:font-name="Wingdings" fo:font-size="6pt" style:font-size-asian="6pt"/>
    </style:style>
    <style:style style:name="WW8NumSt10z0" style:family="text">
      <style:text-properties style:font-name="Wingdings" fo:font-size="6pt" style:font-size-asian="6pt"/>
    </style:style>
    <style:style style:name="WW8NumSt11z0" style:family="text">
      <style:text-properties style:font-name="Wingdings" fo:font-size="6pt" style:font-size-asian="6pt"/>
    </style:style>
    <style:style style:name="WW8NumSt12z0" style:family="text">
      <style:text-properties style:font-name="Wingdings" fo:font-size="6pt" style:font-size-asian="6pt"/>
    </style:style>
    <style:style style:name="WW8NumSt13z0" style:family="text">
      <style:text-properties style:font-name="Wingdings" fo:font-size="6pt" style:font-size-asian="6pt"/>
    </style:style>
    <style:style style:name="WW8NumSt14z0" style:family="text">
      <style:text-properties style:font-name="Wingdings" fo:font-size="6pt" style:font-size-asian="6pt"/>
    </style:style>
    <style:style style:name="WW8NumSt15z0" style:family="text">
      <style:text-properties style:font-name="Wingdings" fo:font-size="6pt" style:font-size-asian="6pt"/>
    </style:style>
    <style:style style:name="WW8NumSt16z0" style:family="text">
      <style:text-properties style:font-name="Wingdings" fo:font-size="6pt" style:font-size-asian="6pt"/>
    </style:style>
    <style:style style:name="WW8NumSt17z0" style:family="text">
      <style:text-properties style:font-name="Wingdings" fo:font-size="6pt" style:font-size-asian="6pt"/>
    </style:style>
    <style:style style:name="WW8NumSt18z0" style:family="text">
      <style:text-properties style:font-name="Wingdings" fo:font-size="6pt" style:font-size-asian="6pt"/>
    </style:style>
    <style:style style:name="WW8NumSt19z0" style:family="text">
      <style:text-properties style:font-name="Wingdings" fo:font-size="6pt" style:font-size-asian="6pt"/>
    </style:style>
    <style:style style:name="WW8NumSt20z0" style:family="text">
      <style:text-properties style:font-name="Wingdings" fo:font-size="6pt" style:font-size-asian="6pt"/>
    </style:style>
    <style:style style:name="WW8NumSt21z0" style:family="text">
      <style:text-properties style:font-name="Wingdings" fo:font-size="6pt" style:font-size-asian="6pt"/>
    </style:style>
    <style:style style:name="WW8NumSt22z0" style:family="text">
      <style:text-properties style:font-name="Wingdings" fo:font-size="6pt" style:font-size-asian="6pt"/>
    </style:style>
    <style:style style:name="WW8NumSt23z0" style:family="text">
      <style:text-properties style:font-name="Wingdings" fo:font-size="6pt" style:font-size-asian="6pt"/>
    </style:style>
    <style:style style:name="WW8NumSt24z0" style:family="text">
      <style:text-properties style:font-name="Wingdings" fo:font-size="6pt" style:font-size-asian="6pt"/>
    </style:style>
    <style:style style:name="WW8NumSt25z0" style:family="text">
      <style:text-properties style:font-name="Wingdings" fo:font-size="6pt" style:font-size-asian="6pt"/>
    </style:style>
    <style:style style:name="WW8NumSt26z0" style:family="text">
      <style:text-properties style:font-name="Wingdings" fo:font-size="6pt" style:font-size-asian="6pt"/>
    </style:style>
    <style:style style:name="WW8NumSt27z0" style:family="text">
      <style:text-properties style:font-name="Wingdings" fo:font-size="6pt" style:font-size-asian="6pt"/>
    </style:style>
    <style:style style:name="WW8NumSt28z0" style:family="text">
      <style:text-properties style:font-name="Wingdings" fo:font-size="6pt" style:font-size-asian="6pt"/>
    </style:style>
    <style:style style:name="WW8NumSt29z0" style:family="text">
      <style:text-properties style:font-name="Wingdings" fo:font-size="6pt" style:font-size-asian="6pt"/>
    </style:style>
    <style:style style:name="WW8NumSt30z0" style:family="text">
      <style:text-properties style:font-name="Wingdings" fo:font-size="6pt" style:font-size-asian="6pt"/>
    </style:style>
    <style:style style:name="WW8NumSt31z0" style:family="text">
      <style:text-properties style:font-name="Wingdings" fo:font-size="6pt" style:font-size-asian="6pt"/>
    </style:style>
    <style:style style:name="WW8NumSt32z0" style:family="text">
      <style:text-properties style:font-name="Wingdings" fo:font-size="6pt" style:font-size-asian="6pt"/>
    </style:style>
    <style:style style:name="WW8NumSt33z0" style:family="text">
      <style:text-properties style:font-name="Wingdings" fo:font-size="6pt" style:font-size-asian="6pt"/>
    </style:style>
    <style:style style:name="WW8NumSt34z0" style:family="text">
      <style:text-properties style:font-name="Wingdings" fo:font-size="6pt" style:font-size-asian="6pt"/>
    </style:style>
    <style:style style:name="WW8NumSt35z0" style:family="text">
      <style:text-properties style:font-name="Wingdings" fo:font-size="6pt" style:font-size-asian="6pt"/>
    </style:style>
    <style:style style:name="WW8NumSt36z0" style:family="text">
      <style:text-properties style:font-name="Wingdings" fo:font-size="6pt" style:font-size-asian="6pt"/>
    </style:style>
    <style:style style:name="WW8NumSt37z0" style:family="text">
      <style:text-properties style:font-name="Wingdings" fo:font-size="6pt" style:font-size-asian="6pt"/>
    </style:style>
    <style:style style:name="WW8NumSt38z0" style:family="text">
      <style:text-properties style:font-name="Wingdings" fo:font-size="6pt" style:font-size-asian="6pt"/>
    </style:style>
    <style:style style:name="WW8NumSt39z0" style:family="text">
      <style:text-properties style:font-name="Wingdings" fo:font-size="6pt" style:font-size-asian="6pt"/>
    </style:style>
    <style:style style:name="WW8NumSt40z0" style:family="text">
      <style:text-properties style:font-name="Wingdings" fo:font-size="6pt" style:font-size-asian="6pt"/>
    </style:style>
    <style:style style:name="WW8NumSt41z0" style:family="text">
      <style:text-properties style:font-name="Wingdings" fo:font-size="6pt" style:font-size-asian="6pt"/>
    </style:style>
    <style:style style:name="WW8NumSt42z0" style:family="text">
      <style:text-properties style:font-name="Wingdings" fo:font-size="6pt" style:font-size-asian="6pt"/>
    </style:style>
    <style:style style:name="WW8NumSt44z0" style:family="text">
      <style:text-properties style:font-name="Arial" fo:font-size="11pt" style:font-size-asian="11pt"/>
    </style:style>
    <style:style style:name="WW8NumSt45z0" style:family="text">
      <style:text-properties style:font-name="Arial" fo:font-size="11pt" style:font-size-asian="11pt"/>
    </style:style>
    <style:style style:name="WW8NumSt46z0" style:family="text">
      <style:text-properties style:font-name="Arial" fo:font-size="11pt" style:font-size-asian="11pt"/>
    </style:style>
    <style:style style:name="WW8NumSt47z0" style:family="text">
      <style:text-properties style:font-name="Arial" fo:font-size="11pt" style:font-size-asian="11pt"/>
    </style:style>
    <style:style style:name="WW8NumSt48z0" style:family="text">
      <style:text-properties style:font-name="Arial" fo:font-size="11pt" style:font-size-asian="11pt"/>
    </style:style>
    <style:style style:name="Fonte_20_parág._20_padrão" style:display-name="Fonte parág. padrão" style:family="text"/>
    <style:style style:name="Função" style:family="text" style:parent-style-name="Fonte_20_parág._20_padrão"/>
    <style:style style:name="Ênfase_20_com_20_orientação" style:display-name="Ênfase com orientação" style:family="text">
      <style:text-properties style:font-name="Arial" fo:font-size="9pt" fo:letter-spacing="-0.014cm" fo:font-weight="bold" style:font-size-asian="9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432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1.535cm" fo:margin-right="1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0</meta:generator>
    <dc:title>Assistente de currículo</dc:title>
    <meta:initial-creator>user001</meta:initial-creator>
    <meta:creation-date>2002-12-13T02:28:00</meta:creation-date>
    <dc:date>2011-10-05T15:11:43</dc:date>
    <meta:print-date>2003-11-18T14:34:00</meta:print-date>
    <dc:language>pt-BR</dc:language>
    <meta:editing-cycles>170</meta:editing-cycles>
    <meta:editing-duration>PT08H30M56S</meta:editing-duration>
    <meta:document-statistic meta:table-count="1" meta:image-count="0" meta:object-count="0" meta:page-count="4" meta:paragraph-count="134" meta:word-count="1027" meta:character-count="6672"/>
    <meta:user-defined meta:name="Info 1"/>
    <meta:user-defined meta:name="Info 2"/>
    <meta:user-defined meta:name="Info 3"/>
    <meta:user-defined meta:name="Info 4"/>
    <meta:user-defined meta:name="Resume Post Wizard Balloon">0</meta:user-defined>
    <meta:user-defined meta:name="iResumeStyle">1</meta:user-defined>
  </office:meta>
</office:document-meta>
</file>